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66" draw:fill-hatch-name="Black_20_45_20_Degrees_20_Wide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Linienende_20_2" draw:textarea-horizontal-align="center" draw:textarea-vertical-align="middle"/>
    </style:style>
    <style:style style:name="gr5" style:family="graphic" style:parent-style-name="standard">
      <style:graphic-properties draw:marker-start="" draw:marker-end="" draw:textarea-horizontal-align="center" draw:textarea-vertical-align="middle"/>
    </style:style>
    <style:style style:name="gr6" style:family="graphic" style:parent-style-name="standard">
      <style:graphic-properties draw:marker-end="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marker-end="Linienende_20_2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language="zxx" fo:country="none" style:font-size-asian="18pt" style:font-size-complex="18pt"/>
    </style:style>
    <style:style style:name="P3" style:family="paragraph">
      <style:paragraph-properties fo:text-align="center"/>
      <style:text-properties fo:font-family="'Luxi Mono'" style:font-pitch="fixed" fo:font-size="18pt" fo:language="zxx" fo:country="none" style:font-size-asian="18pt" style:font-size-complex="18pt"/>
    </style:style>
    <style:style style:name="P4" style:family="paragraph">
      <style:paragraph-properties fo:text-align="center"/>
      <style:text-properties fo:font-size="16pt" fo:language="zxx" fo:country="none" style:font-size-asian="16pt" style:font-size-complex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family="'Luxi Mono'" style:font-pitch="fixed" fo:font-size="14pt" fo:language="zxx" fo:country="none" style:font-size-asian="14pt" style:font-size-complex="14pt"/>
    </style:style>
    <style:style style:name="T1" style:family="text">
      <style:text-properties fo:color="#ffffff" fo:font-size="18pt" fo:language="zxx" fo:country="none" style:font-size-asian="18pt" style:font-size-complex="18pt"/>
    </style:style>
    <style:style style:name="T2" style:family="text">
      <style:text-properties fo:font-family="'Luxi Mono'" style:font-pitch="fixed" fo:font-size="18pt" fo:language="zxx" fo:country="none" style:font-size-asian="18pt" style:font-size-complex="18pt"/>
    </style:style>
    <style:style style:name="T3" style:family="text">
      <style:text-properties fo:font-size="16pt" fo:language="zxx" fo:country="none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family="'Luxi Mono'" style:font-pitch="fixed" fo:font-size="14pt" fo:language="zxx" fo:country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xml:id="id2" draw:id="id2" draw:layer="layout" svg:width="4cm" svg:height="1cm" svg:x="2.2cm" svg:y="7cm">
          <text:p text:style-name="P1"><text:span text:style-name="T1">thesis.te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cm" svg:height="3cm" svg:x="9.6cm" svg:y="5.2cm">
          <text:p text:style-name="P1"><text:span text:style-name="T2">pdflatex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xml:id="id9" draw:id="id9" draw:layer="layout" svg:width="4cm" svg:height="1cm" svg:x="14.4cm" svg:y="4.5cm">
          <text:p text:style-name="P1"><text:span text:style-name="T1">thesis.pd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cm" svg:height="1cm" svg:x="1.7cm" svg:y="5.7cm">
          <text:p text:style-name="P1"><text:span text:style-name="T3">hsrmlogo.t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cm" svg:height="1cm" svg:x="1.7cm" svg:y="4.3cm">
          <text:p text:style-name="P1"><text:span text:style-name="T3">preamble.t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cm" svg:height="1cm" svg:x="1.7cm" svg:y="3.1cm">
          <text:p text:style-name="P1"><text:span text:style-name="T3">vorspann.tex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.7cm" svg:y1="3.6cm" svg:x2="2.2cm" svg:y2="7.5cm" draw:start-shape="id1" draw:start-glue-point="3" draw:end-shape="id2" draw:end-glue-point="3" svg:d="m1700 3600h-501v3900h1001">
          <text:p/>
        </draw:connector>
        <draw:connector draw:style-name="gr5" draw:text-style-name="P1" draw:layer="layout" svg:x1="1.7cm" svg:y1="4.8cm" svg:x2="2.2cm" svg:y2="7.5cm" draw:start-shape="id3" draw:start-glue-point="3" draw:end-shape="id2" draw:end-glue-point="3" svg:d="m1700 4800h-501v2700h1001">
          <text:p/>
        </draw:connector>
        <draw:connector draw:style-name="gr5" draw:text-style-name="P1" draw:layer="layout" svg:x1="1.7cm" svg:y1="6.2cm" svg:x2="2.2cm" svg:y2="7.5cm" draw:start-shape="id4" draw:start-glue-point="3" draw:end-shape="id2" draw:end-glue-point="3" svg:d="m1700 6200h-501v1300h1001">
          <text:p/>
        </draw:connector>
        <draw:custom-shape draw:style-name="gr3" draw:text-style-name="P5" xml:id="id7" draw:id="id7" draw:layer="layout" svg:width="2.5cm" svg:height="1cm" svg:x="11.4cm" svg:y="0.7cm">
          <text:p text:style-name="P1"><text:span text:style-name="T4">bild2.jp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2.5cm" svg:height="1cm" svg:x="14.4cm" svg:y="0.7cm">
          <text:p text:style-name="P1"><text:span text:style-name="T4">bild3.p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1cm" svg:x="1.2cm" svg:y="0.7cm">
          <text:p text:style-name="P1"><text:span text:style-name="T4">bild1.odg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1.7cm" svg:x="4.2cm" svg:y="0.334cm">
          <text:p text:style-name="P1"><text:span text:style-name="T5">soffic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xml:id="id5" draw:id="id5" draw:layer="layout" svg:width="2.5cm" svg:height="1cm" svg:x="7.1cm" svg:y="0.7cm">
          <text:p text:style-name="P1"><text:span text:style-name="T4">bild1.pdf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35cm" svg:y1="1.7cm" svg:x2="11.6cm" svg:y2="5.2cm" draw:start-shape="id5" draw:start-glue-point="2" draw:end-shape="id6" svg:d="m8350 1700v1751h3250v1749">
          <text:p/>
        </draw:connector>
        <draw:connector draw:style-name="gr6" draw:text-style-name="P1" draw:layer="layout" svg:x1="12.65cm" svg:y1="1.7cm" svg:x2="11.6cm" svg:y2="5.2cm" draw:start-shape="id7" draw:start-glue-point="2" draw:end-shape="id6" draw:end-glue-point="0" svg:d="m12650 1700v1751h-1050v1749">
          <text:p/>
        </draw:connector>
        <draw:connector draw:style-name="gr4" draw:text-style-name="P1" draw:layer="layout" svg:x1="15.65cm" svg:y1="1.7cm" svg:x2="11.6cm" svg:y2="5.2cm" draw:start-shape="id8" draw:start-glue-point="2" draw:end-shape="id6" draw:end-glue-point="0" svg:d="m15650 1700v1751h-4050v1749">
          <text:p/>
        </draw:connector>
        <draw:custom-shape draw:style-name="gr3" draw:text-style-name="P5" xml:id="id10" draw:id="id10" draw:layer="layout" svg:width="3.5cm" svg:height="1cm" svg:x="15.1cm" svg:y="7.2cm">
          <text:p text:style-name="P1"><text:span text:style-name="T4">thesis1.a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3.5cm" svg:height="1cm" svg:x="15.1cm" svg:y="8.3cm">
          <text:p text:style-name="P1"><text:span text:style-name="T4">thesis2.au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3.5cm" svg:height="1cm" svg:x="15.1cm" svg:y="9.4cm">
          <text:p text:style-name="P1"><text:span text:style-name="T3">thesis.aux</text:span></text:p>
          <draw:enhanced-geometry svg:viewBox="0 0 21600 21600" draw:type="rectangle" draw:enhanced-path="M 0 0 L 21600 0 21600 21600 0 21600 0 0 Z N"/>
        </draw:custom-shape>
        <draw:frame draw:style-name="gr7" draw:layer="layout" svg:width="1.5cm" svg:height="0.962cm" svg:x="16.3cm" svg:y="10.1cm">
          <draw:text-box>
            <text:p>...</text:p>
          </draw:text-box>
        </draw:frame>
        <draw:connector draw:style-name="gr8" draw:text-style-name="P1" draw:layer="layout" svg:x1="6.2cm" svg:y1="7.5cm" svg:x2="9.6cm" svg:y2="6.7cm" draw:start-shape="id2" draw:start-glue-point="1" draw:end-shape="id6" draw:end-glue-point="3" svg:d="m6200 7500h1701v-800h1699">
          <text:p/>
        </draw:connector>
        <draw:connector draw:style-name="gr8" draw:text-style-name="P1" draw:layer="layout" draw:type="curve" svg:x1="13.6cm" svg:y1="6.7cm" svg:x2="14.4cm" svg:y2="5cm" draw:start-shape="id6" draw:start-glue-point="1" draw:end-shape="id9" draw:end-glue-point="3" svg:d="m13600 6700c600 0 200-1700 800-1700">
          <text:p/>
        </draw:connector>
        <draw:connector draw:style-name="gr8" draw:text-style-name="P1" draw:layer="layout" draw:type="curve" svg:x1="13.6cm" svg:y1="6.7cm" svg:x2="15.1cm" svg:y2="7.7cm" draw:start-shape="id6" draw:start-glue-point="1" draw:end-shape="id10" draw:end-glue-point="3" svg:d="m13600 6700c1125 0 375 1000 1500 1000">
          <text:p/>
        </draw:connector>
        <draw:connector draw:style-name="gr8" draw:text-style-name="P1" draw:layer="layout" draw:type="curve" svg:x1="13.6cm" svg:y1="6.7cm" svg:x2="15.1cm" svg:y2="8.8cm" draw:start-shape="id6" draw:start-glue-point="1" draw:end-shape="id11" draw:end-glue-point="3" svg:d="m13600 6700c1125 0 375 2100 1500 2100">
          <text:p/>
        </draw:connector>
        <draw:connector draw:style-name="gr8" draw:text-style-name="P1" draw:layer="layout" draw:type="curve" svg:x1="13.6cm" svg:y1="6.7cm" svg:x2="15.1cm" svg:y2="9.9cm" draw:start-shape="id6" draw:start-glue-point="1" draw:end-shape="id12" svg:d="m13600 6700c1125 0 375 3200 1500 3200">
          <text:p/>
        </draw:connector>
        <draw:connector draw:style-name="gr8" draw:text-style-name="P1" draw:layer="layout" draw:line-skew="0cm 2.4cm" svg:x1="18.6cm" svg:y1="9.9cm" svg:x2="11.6cm" svg:y2="8.2cm" draw:start-shape="id12" draw:start-glue-point="1" draw:end-shape="id6" draw:end-glue-point="2" svg:d="m18600 9900h501v1300h-7501v-3000">
          <text:p/>
        </draw:connector>
        <draw:connector draw:style-name="gr9" draw:text-style-name="P1" draw:layer="layout" svg:x1="18.6cm" svg:y1="7.7cm" svg:x2="18.6cm" svg:y2="9.9cm" draw:start-shape="id10" draw:start-glue-point="1" draw:end-shape="id12" draw:end-glue-point="1" svg:d="m18600 7700h501v2200h-501">
          <text:p/>
        </draw:connector>
        <draw:connector draw:style-name="gr9" draw:text-style-name="P1" draw:layer="layout" svg:x1="18.6cm" svg:y1="8.8cm" svg:x2="18.6cm" svg:y2="9.9cm" draw:start-shape="id11" draw:start-glue-point="1" draw:end-shape="id12" draw:end-glue-point="1" svg:d="m18600 8800h501v1100h-501">
          <text:p/>
        </draw:connector>
        <draw:custom-shape draw:style-name="gr3" draw:text-style-name="P4" draw:layer="layout" svg:width="3cm" svg:height="1cm" svg:x="1.2cm" svg:y="10.9cm">
          <text:p text:style-name="P1"><text:span text:style-name="T3">thesis.bi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cm" svg:x="1.2cm" svg:y="12.1cm">
          <text:p text:style-name="P1"><text:span text:style-name="T3">online.bi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2.5cm" svg:height="1.7cm" svg:x="4.7cm" svg:y="11.2cm">
          <text:p text:style-name="P1"><text:span text:style-name="T5">bibtex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xml:id="id14" draw:id="id14" draw:layer="layout" svg:width="3cm" svg:height="1cm" svg:x="7.6cm" svg:y="10.9cm">
          <text:p text:style-name="P1"><text:span text:style-name="T4">thesis1.b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5" draw:id="id15" draw:layer="layout" svg:width="3cm" svg:height="1cm" svg:x="7.6cm" svg:y="12.1cm">
          <text:p text:style-name="P1"><text:span text:style-name="T4">thesis2.bb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8.6cm" svg:y1="9.9cm" svg:x2="5.95cm" svg:y2="12.9cm" draw:start-shape="id12" draw:start-glue-point="1" draw:end-shape="id13" draw:end-glue-point="2" svg:d="m18600 9900h501v3501h-13151v-501">
          <text:p/>
        </draw:connector>
        <draw:connector draw:style-name="gr9" draw:text-style-name="P1" draw:layer="layout" svg:x1="10.6cm" svg:y1="11.4cm" svg:x2="11.6cm" svg:y2="8.2cm" draw:start-shape="id14" draw:start-glue-point="1" draw:end-shape="id6" draw:end-glue-point="2" svg:d="m10600 11400h1000v-3200">
          <text:p/>
        </draw:connector>
        <draw:connector draw:style-name="gr9" draw:text-style-name="P1" draw:layer="layout" svg:x1="10.6cm" svg:y1="12.6cm" svg:x2="11.6cm" svg:y2="8.2cm" draw:start-shape="id15" draw:start-glue-point="1" draw:end-shape="id6" draw:end-glue-point="2" svg:d="m10600 12600h1000v-4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Linienende_20_2" draw:display-name="Linienende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08-02-26T11:54:42</meta:creation-date>
    <dc:date>2011-07-06T05:58:51</dc:date>
    <meta:editing-cycles>26</meta:editing-cycles>
    <meta:editing-duration>PT32M51S</meta:editing-duration>
    <dc:creator>peter </dc:cre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